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0.33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Frontend and Backend development using</text:span></text:p>
            <text:p text:style-name="P3"><text:span text:style-name="T5">Programming languagues such as PHP, Ruby [on Rails], JavaScript</text:span></text:p>
            <text:p text:style-name="P3"><text:span text:style-name="T5">(AngularJS 1.4, jQuery), GO.</text:span></text:p>
            <text:p text:style-name="P3"><text:span text:style-name="T5">Plugin and Theme development/maintenance for WordPress, server 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ERP 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1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2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3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4" draw:text-style-name="P4" draw:layer="layout" svg:width="15.433cm" svg:height="0.399cm" svg:x="2.004cm" svg:y="22.089cm">
          <draw:text-box>
            <text:p text:style-name="P3"><text:span text:style-name="T1">NodeJS, NextJS, Email Marketing, Vi(Vim), Regular expressions, NoSQL (MongoDB)</text:span></text:p>
          </draw:text-box>
        </draw:frame>
        <draw:frame draw:style-name="gr25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6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7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8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29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1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5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(Development and Architecture)</text:span></text:p>
            <text:p text:style-name="P3"><text:span text:style-name="T5">Google Tag Manager – GCP – JavaScript ES6 – Firebase – AppsFlyer – Adjust - BigQuery – 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Startup focusing on Financial Market</text:span></text:p>
            <text:p text:style-name="P3"><text:span text:style-name="T5">WebApp using React, React-Native, GO/Node.js 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worked on Architecture, documentation and 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022 – 2022 <text:s/>F1Sales</text:span></text:p>
          </draw:text-box>
        </draw:frame>
        <draw:frame draw:style-name="gr47" draw:text-style-name="P6" draw:layer="layout" svg:width="10.331cm" svg:height="1.03cm" svg:x="4.494cm" svg:y="18.943cm">
          <draw:text-box>
            <text:p text:style-name="P3"><text:span text:style-name="T5">Create integration solutions with third-party systems. </text:span></text:p>
            <text:p text:style-name="P3"><text:span text:style-name="T5">Develop solutions together with the product team </text:span></text:p>
            <text:p text:style-name="P3"><text:span text:style-name="T5">Ruby on Rails, API, TDD, MongoDB, Sidekiq, Redis, Heroku, AW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3:50:21.611802430</dc:date>
    <meta:editing-duration>PT21M29S</meta:editing-duration>
    <meta:editing-cycles>10</meta:editing-cycles>
    <meta:generator>LibreOffice/7.5.0.2$Linux_X86_64 LibreOffice_project/c0dd1bc3f1a385d110b88e26ece634da94921f58</meta:generator>
    <meta:document-statistic meta:object-count="58"/>
  </office:meta>
</office:document-meta>
</file>